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1d64" officeooo:paragraph-rsid="001b1d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act téléphonique du 9 février 2018</text:p>
      <text:p text:style-name="P1"/>
      <text:p text:style-name="P1">- Bon travail dans l’ensemble</text:p>
      <text:p text:style-name="P1">- Un peu de retard mais c’est normal (Mise au point des programmes : Automate)</text:p>
      <text:p text:style-name="P1"/>
      <text:p text:style-name="P1">- Test poste de gravage</text:p>
      <text:p text:style-name="P1"/>
      <text:p text:style-name="P1">Sujet pouvant être proposé à Thomas après finalisation du sujet précédent :</text:p>
      <text:p text:style-name="P1"/>
      <text:p text:style-name="P1">Mode opératoire</text:p>
      <text:p text:style-name="P1"/>
      <text:p text:style-name="P1">Procédure à mettre en place, visualisable sur tablette, pour assister l’opérateur dans le séquencement des opérations à réaliser au niveau d’un poste (Cycle machine). </text:p>
      <text:p text:style-name="P1"/>
      <text:p text:style-name="P1">- Communication automate</text:p>
      <text:p text:style-name="P1">- Animation à partir d’images pour situer le travail à réalise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MERCIER</meta:initial-creator>
    <meta:creation-date>2018-02-09T17:48:41.940421279</meta:creation-date>
    <dc:date>2018-02-09T17:57:30.550272525</dc:date>
    <dc:creator>Philippe MERCIER</dc:creator>
    <meta:editing-duration>PT8M49S</meta:editing-duration>
    <meta:editing-cycles>1</meta:editing-cycles>
    <meta:document-statistic meta:table-count="0" meta:image-count="0" meta:object-count="0" meta:page-count="1" meta:paragraph-count="9" meta:word-count="83" meta:character-count="512" meta:non-whitespace-character-count="437"/>
    <meta:generator>LibreOffice/5.4.4.2$MacOSX_X86_64 LibreOffice_project/2524958677847fb3bb44820e40380acbe820f960</meta:generator>
  </office:meta>
</office:document-meta>
</file>